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0000000257066FABFDCF0A1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df2b" officeooo:paragraph-rsid="0017df2b" style:font-weight-asian="bold" style:font-weight-complex="bold"/>
    </style:style>
    <style:style style:name="P2" style:family="paragraph" style:parent-style-name="Standard">
      <style:text-properties fo:font-weight="normal" officeooo:rsid="0017df2b" officeooo:paragraph-rsid="0017df2b" style:font-weight-asian="normal" style:font-weight-complex="normal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  <style:text-properties fo:font-weight="bold" officeooo:rsid="0017df2b" officeooo:paragraph-rsid="0017df2b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>
      <style:text-properties fo:font-weight="bold" officeooo:rsid="0017df2b" officeooo:paragraph-rsid="0017df2b" style:font-weight-asian="bold" style:font-weight-complex="bold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 style:list-style-name="L1">
      <style:paragraph-properties fo:margin-top="0cm" fo:margin-bottom="0cm" loext:contextual-spacing="false"/>
    </style:style>
    <style:style style:name="P54" style:family="paragraph" style:parent-style-name="Text_20_body" style:list-style-name="L2">
      <style:paragraph-properties fo:margin-top="0cm" fo:margin-bottom="0cm" loext:contextual-spacing="false"/>
    </style:style>
    <style:style style:name="P55" style:family="paragraph" style:parent-style-name="Text_20_body" style:list-style-name="L4">
      <style:paragraph-properties fo:margin-top="0cm" fo:margin-bottom="0cm" loext:contextual-spacing="false"/>
    </style:style>
    <style:style style:name="P56" style:family="paragraph" style:parent-style-name="Text_20_body" style:list-style-name="L6">
      <style:paragraph-properties fo:margin-top="0cm" fo:margin-bottom="0cm" loext:contextual-spacing="false"/>
    </style:style>
    <style:style style:name="P57" style:family="paragraph" style:parent-style-name="Text_20_body" style:list-style-name="L7">
      <style:paragraph-properties fo:margin-top="0cm" fo:margin-bottom="0cm" loext:contextual-spacing="false"/>
    </style:style>
    <style:style style:name="P58" style:family="paragraph" style:parent-style-name="Text_20_body" style:list-style-name="L8">
      <style:paragraph-properties fo:margin-top="0cm" fo:margin-bottom="0cm" loext:contextual-spacing="false"/>
    </style:style>
    <style:style style:name="P59" style:family="paragraph" style:parent-style-name="Text_20_body" style:list-style-name="L9">
      <style:paragraph-properties fo:margin-top="0cm" fo:margin-bottom="0cm" loext:contextual-spacing="false"/>
    </style:style>
    <style:style style:name="P60" style:family="paragraph" style:parent-style-name="Text_20_body" style:list-style-name="L10">
      <style:paragraph-properties fo:margin-top="0cm" fo:margin-bottom="0cm" loext:contextual-spacing="false"/>
    </style:style>
    <style:style style:name="P61" style:family="paragraph" style:parent-style-name="Text_20_body" style:list-style-name="L11">
      <style:paragraph-properties fo:margin-top="0cm" fo:margin-bottom="0cm" loext:contextual-spacing="false"/>
    </style:style>
    <style:style style:name="P62" style:family="paragraph" style:parent-style-name="Text_20_body" style:list-style-name="L12">
      <style:paragraph-properties fo:margin-top="0cm" fo:margin-bottom="0cm" loext:contextual-spacing="false"/>
    </style:style>
    <style:style style:name="P63" style:family="paragraph" style:parent-style-name="Text_20_body" style:list-style-name="L13">
      <style:paragraph-properties fo:margin-top="0cm" fo:margin-bottom="0cm" loext:contextual-spacing="false"/>
    </style:style>
    <style:style style:name="P64" style:family="paragraph" style:parent-style-name="Text_20_body" style:list-style-name="L14">
      <style:paragraph-properties fo:margin-top="0cm" fo:margin-bottom="0cm" loext:contextual-spacing="false"/>
    </style:style>
    <style:style style:name="P65" style:family="paragraph" style:parent-style-name="Text_20_body" style:list-style-name="L15">
      <style:paragraph-properties fo:margin-top="0cm" fo:margin-bottom="0cm" loext:contextual-spacing="false"/>
    </style:style>
    <style:style style:name="P66" style:family="paragraph" style:parent-style-name="Text_20_body" style:list-style-name="L17">
      <style:paragraph-properties fo:margin-top="0cm" fo:margin-bottom="0cm" loext:contextual-spacing="false"/>
    </style:style>
    <style:style style:name="P67" style:family="paragraph" style:parent-style-name="Text_20_body" style:list-style-name="L18">
      <style:paragraph-properties fo:margin-top="0cm" fo:margin-bottom="0cm" loext:contextual-spacing="false"/>
    </style:style>
    <style:style style:name="P68" style:family="paragraph" style:parent-style-name="Text_20_body" style:list-style-name="L19">
      <style:paragraph-properties fo:margin-top="0cm" fo:margin-bottom="0cm" loext:contextual-spacing="false"/>
    </style:style>
    <style:style style:name="P69" style:family="paragraph" style:parent-style-name="Text_20_body" style:list-style-name="L20">
      <style:paragraph-properties fo:margin-top="0cm" fo:margin-bottom="0cm" loext:contextual-spacing="false"/>
    </style:style>
    <style:style style:name="P70" style:family="paragraph" style:parent-style-name="Text_20_body" style:list-style-name="L21">
      <style:paragraph-properties fo:margin-top="0cm" fo:margin-bottom="0cm" loext:contextual-spacing="false"/>
    </style:style>
    <style:style style:name="P71" style:family="paragraph" style:parent-style-name="Text_20_body" style:list-style-name="L22">
      <style:paragraph-properties fo:margin-top="0cm" fo:margin-bottom="0cm" loext:contextual-spacing="false"/>
    </style:style>
    <style:style style:name="P72" style:family="paragraph" style:parent-style-name="Text_20_body" style:list-style-name="L23">
      <style:paragraph-properties fo:margin-top="0cm" fo:margin-bottom="0cm" loext:contextual-spacing="false"/>
    </style:style>
    <style:style style:name="P73" style:family="paragraph" style:parent-style-name="Text_20_body" style:list-style-name="L24">
      <style:paragraph-properties fo:margin-top="0cm" fo:margin-bottom="0cm" loext:contextual-spacing="false"/>
    </style:style>
    <style:style style:name="P74" style:family="paragraph" style:parent-style-name="Text_20_body" style:list-style-name="L25">
      <style:paragraph-properties fo:margin-top="0cm" fo:margin-bottom="0cm" loext:contextual-spacing="false"/>
    </style:style>
    <style:style style:name="P75" style:family="paragraph" style:parent-style-name="Text_20_body" style:list-style-name="L26">
      <style:paragraph-properties fo:margin-top="0cm" fo:margin-bottom="0cm" loext:contextual-spacing="false"/>
    </style:style>
    <style:style style:name="P76" style:family="paragraph" style:parent-style-name="Text_20_body" style:list-style-name="L27">
      <style:paragraph-properties fo:margin-top="0cm" fo:margin-bottom="0cm" loext:contextual-spacing="false"/>
    </style:style>
    <style:style style:name="P77" style:family="paragraph" style:parent-style-name="Text_20_body" style:list-style-name="L28">
      <style:paragraph-properties fo:margin-top="0cm" fo:margin-bottom="0cm" loext:contextual-spacing="false"/>
    </style:style>
    <style:style style:name="P78" style:family="paragraph" style:parent-style-name="Text_20_body" style:list-style-name="L29">
      <style:paragraph-properties fo:margin-top="0cm" fo:margin-bottom="0cm" loext:contextual-spacing="false"/>
    </style:style>
    <style:style style:name="P79" style:family="paragraph" style:parent-style-name="Text_20_body" style:list-style-name="L30">
      <style:paragraph-properties fo:margin-top="0cm" fo:margin-bottom="0cm" loext:contextual-spacing="false"/>
    </style:style>
    <style:style style:name="P80" style:family="paragraph" style:parent-style-name="Text_20_body" style:list-style-name="L31">
      <style:paragraph-properties fo:margin-top="0cm" fo:margin-bottom="0cm" loext:contextual-spacing="false"/>
    </style:style>
    <style:style style:name="P81" style:family="paragraph" style:parent-style-name="Text_20_body" style:list-style-name="L32">
      <style:paragraph-properties fo:margin-top="0cm" fo:margin-bottom="0cm" loext:contextual-spacing="false"/>
    </style:style>
    <style:style style:name="P82" style:family="paragraph" style:parent-style-name="Text_20_body" style:list-style-name="L33">
      <style:paragraph-properties fo:margin-top="0cm" fo:margin-bottom="0cm" loext:contextual-spacing="false"/>
    </style:style>
    <style:style style:name="P83" style:family="paragraph" style:parent-style-name="Text_20_body" style:list-style-name="L34">
      <style:paragraph-properties fo:margin-top="0cm" fo:margin-bottom="0cm" loext:contextual-spacing="false"/>
    </style:style>
    <style:style style:name="P84" style:family="paragraph" style:parent-style-name="Text_20_body" style:list-style-name="L35">
      <style:paragraph-properties fo:margin-top="0cm" fo:margin-bottom="0cm" loext:contextual-spacing="false"/>
    </style:style>
    <style:style style:name="P85" style:family="paragraph" style:parent-style-name="Text_20_body" style:list-style-name="L36">
      <style:paragraph-properties fo:margin-top="0cm" fo:margin-bottom="0cm" loext:contextual-spacing="false"/>
    </style:style>
    <style:style style:name="P86" style:family="paragraph" style:parent-style-name="Text_20_body" style:list-style-name="L37">
      <style:paragraph-properties fo:margin-top="0cm" fo:margin-bottom="0cm" loext:contextual-spacing="false"/>
    </style:style>
    <style:style style:name="P87" style:family="paragraph" style:parent-style-name="Text_20_body" style:list-style-name="L38">
      <style:paragraph-properties fo:margin-top="0cm" fo:margin-bottom="0cm" loext:contextual-spacing="false"/>
    </style:style>
    <style:style style:name="P88" style:family="paragraph" style:parent-style-name="Text_20_body" style:list-style-name="L39">
      <style:paragraph-properties fo:margin-top="0cm" fo:margin-bottom="0cm" loext:contextual-spacing="false"/>
    </style:style>
    <style:style style:name="P89" style:family="paragraph" style:parent-style-name="Text_20_body" style:list-style-name="L40">
      <style:paragraph-properties fo:margin-top="0cm" fo:margin-bottom="0cm" loext:contextual-spacing="false"/>
    </style:style>
    <style:style style:name="P90" style:family="paragraph" style:parent-style-name="Text_20_body" style:list-style-name="L41">
      <style:paragraph-properties fo:margin-top="0cm" fo:margin-bottom="0cm" loext:contextual-spacing="false"/>
    </style:style>
    <style:style style:name="P91" style:family="paragraph" style:parent-style-name="Text_20_body" style:list-style-name="L47">
      <style:paragraph-properties fo:margin-top="0cm" fo:margin-bottom="0cm" loext:contextual-spacing="false"/>
    </style:style>
    <style:style style:name="P92" style:family="paragraph" style:parent-style-name="Text_20_body" style:list-style-name="L48">
      <style:paragraph-properties fo:margin-top="0cm" fo:margin-bottom="0cm" loext:contextual-spacing="false"/>
    </style:style>
    <style:style style:name="P93" style:family="paragraph" style:parent-style-name="Text_20_body" style:list-style-name="L49">
      <style:paragraph-properties fo:margin-top="0cm" fo:margin-bottom="0cm" loext:contextual-spacing="false"/>
    </style:style>
    <style:style style:name="P94" style:family="paragraph" style:parent-style-name="Text_20_body" style:list-style-name="L50">
      <style:paragraph-properties fo:margin-top="0cm" fo:margin-bottom="0cm" loext:contextual-spacing="false"/>
    </style:style>
    <style:style style:name="P95" style:family="paragraph" style:parent-style-name="Text_20_body">
      <style:paragraph-properties fo:margin-top="0cm" fo:margin-bottom="0.499cm" loext:contextual-spacing="false"/>
      <style:text-properties fo:font-weight="bold" officeooo:rsid="0017df2b" officeooo:paragraph-rsid="0017df2b" style:font-weight-asian="bold" style:font-weight-complex="bold"/>
    </style:style>
    <style:style style:name="P96" style:family="paragraph" style:parent-style-name="Heading_20_1">
      <style:paragraph-properties fo:margin-top="0cm" fo:margin-bottom="0.499cm" loext:contextual-spacing="false"/>
    </style:style>
    <style:style style:name="P97" style:family="paragraph" style:parent-style-name="Heading_20_1">
      <style:paragraph-properties fo:margin-top="0cm" fo:margin-bottom="0.499cm" loext:contextual-spacing="false"/>
      <style:text-properties officeooo:rsid="0017df2b" officeooo:paragraph-rsid="0017df2b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6" text:outline-level="1"><draw:frame draw:style-name="fr1" draw:name="Image1" text:anchor-type="paragraph" svg:width="4.233cm" svg:height="0.979cm" draw:z-index="0"><draw:image xlink:href="Pictures/10000201000000A0000000257066FABFDCF0A10D.png" xlink:type="simple" xlink:show="embed" xlink:actuate="onLoad"/></draw:frame></text:h>
      <text:h text:style-name="P96" text:outline-level="1">CAN Training</text:h>
      <text:p text:style-name="P4">Day1</text:p>
      <text:p text:style-name="P4">1 | Introduction to CAN | 1.5 h</text:p>
      <text:list xml:id="list7412137916009769832" text:style-name="L17">
        <text:list-item>
          <text:p text:style-name="P66">Electronification of motor vehicles </text:p>
        </text:list-item>
        <text:list-item>
          <text:p text:style-name="P66">Primary tasks in bus networking </text:p>
        </text:list-item>
        <text:list-item>
          <text:p text:style-name="P66">Standards and implementation </text:p>
        </text:list-item>
        <text:list-item>
          <text:p text:style-name="P66">Node architecture, bus-connection and termination </text:p>
        </text:list-item>
        <text:list-item>
          <text:p text:style-name="P66">Voltage levels &amp; corresponding bit values </text:p>
        </text:list-item>
        <text:list-item>
          <text:p text:style-name="P22">Physical failures </text:p>
        </text:list-item>
      </text:list>
      <text:p text:style-name="Text_20_body">2 | Characteristics of the CAN Protocol | 3.5 h</text:p>
      <text:list xml:id="list5170833428458647738" text:style-name="L18">
        <text:list-item>
          <text:p text:style-name="P67">Addressing, message transmission &amp; reception </text:p>
        </text:list-item>
        <text:list-item>
          <text:p text:style-name="P67">Bus access method and arbitration </text:p>
        </text:list-item>
        <text:list-item>
          <text:p text:style-name="P67">Message types, detailed description of the structure and functions </text:p>
        </text:list-item>
        <text:list-item>
          <text:p text:style-name="P67">Increase noise immunity, neutralize errors </text:p>
        </text:list-item>
        <text:list-item>
          <text:p text:style-name="P67">Error detection mechanisms </text:p>
        </text:list-item>
        <text:list-item>
          <text:p text:style-name="P67">Error treatment &amp; tracking </text:p>
        </text:list-item>
        <text:list-item>
          <text:p text:style-name="P67">Motivation for the bit time interval </text:p>
        </text:list-item>
        <text:list-item>
          <text:p text:style-name="P67">Relation of baud rate and length of the CAN bus </text:p>
        </text:list-item>
        <text:list-item>
          <text:p text:style-name="P23">Synchronization and resynchronization </text:p>
        </text:list-item>
      </text:list>
      <text:p text:style-name="Text_20_body">3 | CAN FD | 1.0 h</text:p>
      <text:list xml:id="list6227627402233867576" text:style-name="L19">
        <text:list-item>
          <text:p text:style-name="P68">Motivation for CAN FD </text:p>
        </text:list-item>
        <text:list-item>
          <text:p text:style-name="P68">Message formats and structure </text:p>
        </text:list-item>
        <text:list-item>
          <text:p text:style-name="P68">Larger Data Field and the consequences </text:p>
        </text:list-item>
        <text:list-item>
          <text:p text:style-name="P24">Bit rate switching </text:p>
          <text:p text:style-name="P24"/>
        </text:list-item>
      </text:list>
      <text:h text:style-name="P97" text:outline-level="1">LIN Training</text:h>
      <text:p text:style-name="P95">Day1</text:p>
      <text:p text:style-name="P3">1 | Introduction to Serial Bus Systems in Vehicles | 1.0 h</text:p>
      <text:list xml:id="list676647669466544872" text:style-name="L1">
        <text:list-item>
          <text:p text:style-name="P53">Electronics in vehicles, motivation for applying serial bus systems in vehicles </text:p>
        </text:list-item>
        <text:list-item>
          <text:p text:style-name="P53">Fundamentals of serial data transmission, communication architectures </text:p>
        </text:list-item>
        <text:list-item>
          <text:p text:style-name="P5">Serial bus systems and their application domains in vehicles </text:p>
        </text:list-item>
      </text:list>
      <text:p text:style-name="Text_20_body"><text:soft-page-break/>2 | Fundamentals of the LIN Protocol | 3.0 h</text:p>
      <text:list xml:id="list1586476354282281033" text:style-name="L2">
        <text:list-item>
          <text:p text:style-name="P54">LIN network architecture, communication principal </text:p>
        </text:list-item>
        <text:list-item>
          <text:p text:style-name="P54">Synchronization, securing data </text:p>
        </text:list-item>
        <text:list-item>
          <text:p text:style-name="P54">LIN frame, frame transmission, frame types </text:p>
        </text:list-item>
        <text:list-item>
          <text:p text:style-name="P54">Frame slots, scheduling </text:p>
        </text:list-item>
        <text:list-item>
          <text:p text:style-name="P6">Network and status management </text:p>
        </text:list-item>
      </text:list>
      <text:p text:style-name="Text_20_body">3 | LIN Network Description | 0.5 h</text:p>
      <text:list xml:id="list5504057126625596268" text:style-name="L3">
        <text:list-item>
          <text:p text:style-name="P7">LIN Description Language, LIN Description File (LDF) </text:p>
        </text:list-item>
      </text:list>
      <text:p text:style-name="Text_20_body">4 | LIN Network Configuration | 2.0 h</text:p>
      <text:list xml:id="list1251270419346336737" text:style-name="L4">
        <text:list-item>
          <text:p text:style-name="P55">Concept of LIN slave diagnostics, structure of diagnostic frames </text:p>
        </text:list-item>
        <text:list-item>
          <text:p text:style-name="P55">Concept of the LIN slave configuration with special services </text:p>
        </text:list-item>
        <text:list-item>
          <text:p text:style-name="P8">Node Capability File (NCF), system defining process </text:p>
        </text:list-item>
      </text:list>
      <text:p text:style-name="Text_20_body">5 | LIN Hardware | 0.5 h</text:p>
      <text:list xml:id="list6232142225628914539" text:style-name="L5">
        <text:list-item>
          <text:p text:style-name="P9">LIN hardware interface (UART, LIN UART, LIN-Controller), LIN transceiver </text:p>
        </text:list-item>
      </text:list>
      <text:p text:style-name="Text_20_body"/>
      <text:p text:style-name="P16">Day2</text:p>
      <text:p text:style-name="P3">1 | Data Interpretation with the LIN Description File Explorer | 1.5 h</text:p>
      <text:list xml:id="list1049562298542075763" text:style-name="L6">
        <text:list-item>
          <text:p text:style-name="P56">LDF Explorer: LIN nodes, frames/commands, signals, schedules </text:p>
        </text:list-item>
        <text:list-item>
          <text:p text:style-name="P10">Exercises </text:p>
        </text:list-item>
      </text:list>
      <text:p text:style-name="Text_20_body">2 | Introduction to CANoe/CANalyzer.LIN | 0.5 h</text:p>
      <text:list xml:id="list6377931932762434723" text:style-name="L7">
        <text:list-item>
          <text:p text:style-name="P57">Operational concept, measurement and simulation setups in CANoe/CANalyzer </text:p>
        </text:list-item>
        <text:list-item>
          <text:p text:style-name="P11">3 phase model of the development of distributed systems with CANoe </text:p>
        </text:list-item>
      </text:list>
      <text:p text:style-name="Text_20_body">3 | LIN Integration in CANoe/CANalyzer | 0.5 h</text:p>
      <text:list xml:id="list3633776726435623621" text:style-name="L8">
        <text:list-item>
          <text:p text:style-name="P58">LIN interfaces </text:p>
        </text:list-item>
        <text:list-item>
          <text:p text:style-name="P12">Hardware configuration in CANoe/CANalyzer, driver settings </text:p>
        </text:list-item>
      </text:list>
      <text:p text:style-name="Text_20_body">4 | Measurement and Analysis | 2.0 h</text:p>
      <text:list xml:id="list925877854665843858" text:style-name="L9">
        <text:list-item>
          <text:p text:style-name="P59">Configuration of windows and function blocks </text:p>
        </text:list-item>
        <text:list-item>
          <text:p text:style-name="P59">Trace, LIN statistics, signal analysis in data and graphics windows </text:p>
        </text:list-item>
        <text:list-item>
          <text:p text:style-name="P13">Exercises </text:p>
        </text:list-item>
      </text:list>
      <text:p text:style-name="Text_20_body">5 | Stimulation and Emulation | 1.0 h</text:p>
      <text:list xml:id="list2685514273135970508" text:style-name="L10">
        <text:list-item>
          <text:p text:style-name="P60">Interactive generator block, interactive LIN master </text:p>
        </text:list-item>
        <text:list-item>
          <text:p text:style-name="P14">Exercises </text:p>
        </text:list-item>
      </text:list>
      <text:p text:style-name="Text_20_body">6 | Dynamic Simulation in CANoe.LIN | 1.5 h</text:p>
      <text:list xml:id="list5545771797342767641" text:style-name="L11">
        <text:list-item>
          <text:p text:style-name="P61"><text:soft-page-break/>Creating a schedule with the LDF explorer </text:p>
        </text:list-item>
        <text:list-item>
          <text:p text:style-name="P61">Changing signals with panels via interaction layer </text:p>
        </text:list-item>
        <text:list-item>
          <text:p text:style-name="P15">Exercises </text:p>
        </text:list-item>
      </text:list>
      <text:p text:style-name="P16">Day3</text:p>
      <text:p text:style-name="P3">1 | Introduction to the Programming Language CAPL | 1.0 h</text:p>
      <text:list xml:id="list1872552649443853826" text:style-name="L12">
        <text:list-item>
          <text:p text:style-name="P62">System and LIN specific procedures </text:p>
        </text:list-item>
        <text:list-item>
          <text:p text:style-name="P62">Elementary event procedures </text:p>
        </text:list-item>
        <text:list-item>
          <text:p text:style-name="P62">Data types, typical CAPL key words </text:p>
        </text:list-item>
        <text:list-item>
          <text:p text:style-name="P17">Exercises </text:p>
        </text:list-item>
      </text:list>
      <text:p text:style-name="Text_20_body">2 | LIN Cluster Simulation with CAPL | 3.5 h</text:p>
      <text:list xml:id="list6893899742201163507" text:style-name="L13">
        <text:list-item>
          <text:p text:style-name="P63">Simulation of slave tasks </text:p>
        </text:list-item>
        <text:list-item>
          <text:p text:style-name="P63">Simulation of a master task, scheduling of Unconditional, Diagnostic,<text:line-break/>Event Triggered and Sporadic Frames </text:p>
        </text:list-item>
        <text:list-item>
          <text:p text:style-name="P63">Network management </text:p>
        </text:list-item>
        <text:list-item>
          <text:p text:style-name="P18">Exercises </text:p>
        </text:list-item>
      </text:list>
      <text:p text:style-name="Text_20_body">3 | LIN Stress Feature Set | 1.0 h</text:p>
      <text:list xml:id="list7502054446500770933" text:style-name="L14">
        <text:list-item>
          <text:p text:style-name="P64">Simulation of errors, manipulation of the bandwidth, simulating short circuits </text:p>
        </text:list-item>
        <text:list-item>
          <text:p text:style-name="P19">Exercises </text:p>
        </text:list-item>
      </text:list>
      <text:p text:style-name="Text_20_body">4 | LIN Analysis Feature Set | 0.8 h</text:p>
      <text:list xml:id="list8679923483449756424" text:style-name="L15">
        <text:list-item>
          <text:p text:style-name="P65">Analysis functions supplementing analysis windows of CANoe </text:p>
        </text:list-item>
        <text:list-item>
          <text:p text:style-name="P20">Exercises </text:p>
        </text:list-item>
      </text:list>
      <text:p text:style-name="Text_20_body">5 | Testing with LIN | 1.2 h</text:p>
      <text:list xml:id="list8639169129165566284" text:style-name="L16">
        <text:list-item>
          <text:p text:style-name="P21">LIN Slave Conformance Tester and Test Feature Set in CANoe </text:p>
        </text:list-item>
      </text:list>
      <text:h text:style-name="Heading_20_1" text:outline-level="1">FlexRay Training</text:h>
      <text:p text:style-name="P1">Day1</text:p>
      <text:p text:style-name="P1"/>
      <text:p text:style-name="P2">1 | Introduction to FlexRay | 1.0 h</text:p>
      <text:list xml:id="list3527306396191021823" text:style-name="L20">
        <text:list-item>
          <text:p text:style-name="P69">Electronification of motor vehicles </text:p>
        </text:list-item>
        <text:list-item>
          <text:p text:style-name="P69">Motivation for the development of FlexRay </text:p>
        </text:list-item>
        <text:list-item>
          <text:p text:style-name="P69">FlexRay consortium and specification </text:p>
        </text:list-item>
        <text:list-item>
          <text:p text:style-name="P25">Differences between CAN and FlexRay </text:p>
        </text:list-item>
      </text:list>
      <text:p text:style-name="Text_20_body">2 | Physical Topologies and Signal Transmission | 1.0 h</text:p>
      <text:list xml:id="list7477954861574327630" text:style-name="L21">
        <text:list-item>
          <text:p text:style-name="P70">Physical topologies </text:p>
        </text:list-item>
        <text:list-item>
          <text:p text:style-name="P70">Signal transmission and voltage levels </text:p>
        </text:list-item>
        <text:list-item>
          <text:p text:style-name="P26"><text:soft-page-break/>Node architecture and termination </text:p>
        </text:list-item>
      </text:list>
      <text:p text:style-name="Text_20_body">3 | Synchronization | 2.0 h</text:p>
      <text:list xml:id="list7581883204583399505" text:style-name="L22">
        <text:list-item>
          <text:p text:style-name="P71">Synchronization mechanism </text:p>
        </text:list-item>
        <text:list-item>
          <text:p text:style-name="P71">Wakeup and startup </text:p>
        </text:list-item>
        <text:list-item>
          <text:p text:style-name="P71">Time hierarchy </text:p>
        </text:list-item>
        <text:list-item>
          <text:p text:style-name="P27">Re-Synchronization on bit level </text:p>
        </text:list-item>
      </text:list>
      <text:p text:style-name="Text_20_body">4 | Communication structure and Bus Access | 3.0 h</text:p>
      <text:list xml:id="list2240396116821361664" text:style-name="L23">
        <text:list-item>
          <text:p text:style-name="P72">Communication cycle </text:p>
        </text:list-item>
        <text:list-item>
          <text:p text:style-name="P72">Static and dynamic segment </text:p>
        </text:list-item>
        <text:list-item>
          <text:p text:style-name="P72">Frame format </text:p>
        </text:list-item>
        <text:list-item>
          <text:p text:style-name="P28">Bus access </text:p>
        </text:list-item>
      </text:list>
      <text:p text:style-name="P1"/>
      <text:p text:style-name="P1">Day2</text:p>
      <text:p text:style-name="P1"/>
      <text:p text:style-name="P2">1 | Data Bases for FlexRay | 2.0 h</text:p>
      <text:list xml:id="list2363961005037877670" text:style-name="L24">
        <text:list-item>
          <text:p text:style-name="P73">Introduction to ASAM MCD-2 NET (FIBEX) </text:p>
        </text:list-item>
        <text:list-item>
          <text:p text:style-name="P73">Introduction to AUTOSAR System Configuration Description </text:p>
        </text:list-item>
        <text:list-item>
          <text:p text:style-name="P73">Description of frames, PDUs and signals </text:p>
        </text:list-item>
        <text:list-item>
          <text:p text:style-name="P29">Analyzing of network characteristics </text:p>
        </text:list-item>
      </text:list>
      <text:p text:style-name="Text_20_body">2 | Introduction to CANoe/CANalyzer.FlexRay | 0.5 h</text:p>
      <text:list xml:id="list5653226600620630823" text:style-name="L25">
        <text:list-item>
          <text:p text:style-name="P74">Characteristics of CANoe and CANalyzer for FlexRay </text:p>
        </text:list-item>
        <text:list-item>
          <text:p text:style-name="P74">Available hardware for FlexRay </text:p>
        </text:list-item>
        <text:list-item>
          <text:p text:style-name="P30">Licensing and registration </text:p>
        </text:list-item>
      </text:list>
      <text:p text:style-name="Text_20_body">3 | Initiation of a FlexRay Network | 2.0 h</text:p>
      <text:list xml:id="list6853111340166317776" text:style-name="L26">
        <text:list-item>
          <text:p text:style-name="P75">Creation of a configuration in CANoe and CANalyzer </text:p>
        </text:list-item>
        <text:list-item>
          <text:p text:style-name="P75">Configuration of used hardware </text:p>
        </text:list-item>
        <text:list-item>
          <text:p text:style-name="P31">Wakeup and startup in CANoe and CANalyzer </text:p>
        </text:list-item>
      </text:list>
      <text:p text:style-name="Text_20_body">4 | Measuring and Analyzing in CANoe and CANalyzer | 2.5 h</text:p>
      <text:list xml:id="list905855566108968626" text:style-name="L27">
        <text:list-item>
          <text:p text:style-name="P76">Windows for measuring and analyzing in a FlexRay network </text:p>
        </text:list-item>
        <text:list-item>
          <text:p text:style-name="P76">Logging and offline analysis </text:p>
        </text:list-item>
        <text:list-item>
          <text:p text:style-name="P32">Interactive sending </text:p>
        </text:list-item>
      </text:list>
      <text:p text:style-name="P1"/>
      <text:p text:style-name="P1">Day3</text:p>
      <text:p text:style-name="P1"/>
      <text:p text:style-name="P2">1 | Introduction | 0.5 h</text:p>
      <text:list xml:id="list3420379223368624972" text:style-name="L28">
        <text:list-item>
          <text:p text:style-name="P77">CANoe in the development process </text:p>
        </text:list-item>
        <text:list-item>
          <text:p text:style-name="P77">Signal server concept and FlexRay scheduler </text:p>
        </text:list-item>
        <text:list-item>
          <text:p text:style-name="P33">OEM specific packages for FlexRay </text:p>
        </text:list-item>
      </text:list>
      <text:p text:style-name="Text_20_body"><text:soft-page-break/>2 | Modeling and Simulation in CANoe.FlexRay | 2.5 h</text:p>
      <text:list xml:id="list3736133097192891017" text:style-name="L29">
        <text:list-item>
          <text:p text:style-name="P78">Creation of a configuration for modeling and simulation </text:p>
        </text:list-item>
        <text:list-item>
          <text:p text:style-name="P78">System panel, node/network panels and signal generators </text:p>
        </text:list-item>
        <text:list-item>
          <text:p text:style-name="P34">Panels and signal oriented CAPL </text:p>
        </text:list-item>
      </text:list>
      <text:p text:style-name="Text_20_body">3 | Creation of Panels | 0.5 h</text:p>
      <text:list xml:id="list5066357098037423033" text:style-name="L30">
        <text:list-item>
          <text:p text:style-name="P79">Introduction to the Panel Designer </text:p>
        </text:list-item>
        <text:list-item>
          <text:p text:style-name="P79">Creation of panels </text:p>
        </text:list-item>
        <text:list-item>
          <text:p text:style-name="P35">Implementing of panels in CANoe.FlexRay </text:p>
        </text:list-item>
      </text:list>
      <text:p text:style-name="Text_20_body">4 | Introduction to CAPL | 0.5 h</text:p>
      <text:list xml:id="list1674153751962529561" text:style-name="L31">
        <text:list-item>
          <text:p text:style-name="P80">Introduction to the CAPL browser </text:p>
        </text:list-item>
        <text:list-item>
          <text:p text:style-name="P80">Network node and program node </text:p>
        </text:list-item>
        <text:list-item>
          <text:p text:style-name="P36">Variables, operators, conditions and loops </text:p>
        </text:list-item>
      </text:list>
      <text:p text:style-name="Text_20_body">5 | CAPL for FlexRay | 3.0 h</text:p>
      <text:list xml:id="list3490958684018572779" text:style-name="L32">
        <text:list-item>
          <text:p text:style-name="P81">Event procedures for FlexRay </text:p>
        </text:list-item>
        <text:list-item>
          <text:p text:style-name="P81">Frame object and PDU object </text:p>
        </text:list-item>
        <text:list-item>
          <text:p text:style-name="P37">Functions for FlexRay </text:p>
        </text:list-item>
      </text:list>
      <text:h text:style-name="Heading_20_1" text:outline-level="1">CANoe/CANalyzer.Ethernet Training</text:h>
      <text:p text:style-name="P16">Day1</text:p>
      <text:p text:style-name="P2">1 | Introduction | 0.5 h</text:p>
      <text:list xml:id="list7458546527565408257" text:style-name="L33">
        <text:list-item>
          <text:p text:style-name="P82">Motivation for Ethernet and IP in vehicles </text:p>
        </text:list-item>
        <text:list-item>
          <text:p text:style-name="P38">Protocols and their application areas </text:p>
        </text:list-item>
      </text:list>
      <text:p text:style-name="Text_20_body">2 | Physical Layers | 1.0 h</text:p>
      <text:list xml:id="list8653264268973467933" text:style-name="L34">
        <text:list-item>
          <text:p text:style-name="P83">Overview of used physical layers </text:p>
        </text:list-item>
        <text:list-item>
          <text:p text:style-name="P39">Topologies and network architectures </text:p>
        </text:list-item>
      </text:list>
      <text:p text:style-name="Text_20_body">3 | Ethernet and IP Basics | 2.5 h</text:p>
      <text:list xml:id="list5399189292152185601" text:style-name="L35">
        <text:list-item>
          <text:p text:style-name="P84">Ethernet II Frame, bus access methods, addressing </text:p>
        </text:list-item>
        <text:list-item>
          <text:p text:style-name="P84">IP packet, IP addresses, subnet masks, IP routing </text:p>
        </text:list-item>
        <text:list-item>
          <text:p text:style-name="P40">Extensions with ARP and DHCP </text:p>
        </text:list-item>
      </text:list>
      <text:p text:style-name="Text_20_body">4 | Introduction to TCP and UDP | 1.0 h</text:p>
      <text:list xml:id="list1385856629361111675" text:style-name="L36">
        <text:list-item>
          <text:p text:style-name="P85">Structure of TCP and UDP packets </text:p>
        </text:list-item>
        <text:list-item>
          <text:p text:style-name="P41">Connection-oriented and connectionless communication </text:p>
        </text:list-item>
      </text:list>
      <text:p text:style-name="Text_20_body">5 | Use-oriented Protocols in Vehicles | 2.0 h</text:p>
      <text:list xml:id="list6607990212467460118" text:style-name="L37">
        <text:list-item>
          <text:p text:style-name="P86">SOME/IP: Service-oriented communication </text:p>
        </text:list-item>
        <text:list-item>
          <text:p text:style-name="P86"><text:soft-page-break/>AVB: Time synchronized data transmission </text:p>
        </text:list-item>
        <text:list-item>
          <text:p text:style-name="P86">ISO 15118: Smart Charging for electric vehicles </text:p>
        </text:list-item>
        <text:list-item>
          <text:p text:style-name="P86">XCP: Universal measurement and calibration protocol </text:p>
        </text:list-item>
        <text:list-item>
          <text:p text:style-name="P42">DoIP: Diagnostics over IP </text:p>
        </text:list-item>
      </text:list>
      <text:p text:style-name="P16"/>
      <text:p text:style-name="P16">Day2</text:p>
      <text:p text:style-name="P2">1 | Introduction to CANoe/CANalyzer.Ethernet | 0.5 h</text:p>
      <text:list xml:id="list8351561955045942076" text:style-name="L38">
        <text:list-item>
          <text:p text:style-name="P87">Characteristics of CANoe/CANalyzer.Ethernet </text:p>
        </text:list-item>
        <text:list-item>
          <text:p text:style-name="P87">Available hardware for Ethernet and IP </text:p>
        </text:list-item>
        <text:list-item>
          <text:p text:style-name="P43">Licensing and registraion </text:p>
        </text:list-item>
      </text:list>
      <text:p text:style-name="Text_20_body">2 | Initiation of an Ethernet network | 1.5 h</text:p>
      <text:list xml:id="list5892362130182592244" text:style-name="L39">
        <text:list-item>
          <text:p text:style-name="P88">Creating a configuration in CANoe/CANalyzer </text:p>
        </text:list-item>
        <text:list-item>
          <text:p text:style-name="P88">Configuration of used hardware </text:p>
        </text:list-item>
        <text:list-item>
          <text:p text:style-name="P44">Configuration of Vector NetIolator </text:p>
        </text:list-item>
      </text:list>
      <text:p text:style-name="Text_20_body">3 | Measuring and analyzing in CANoe/CANalyzer.Ethernet | 2.0 h</text:p>
      <text:list xml:id="list6190162587456150850" text:style-name="L40">
        <text:list-item>
          <text:p text:style-name="P89">Measuring and analyzing windows for Ethernet and IP networks </text:p>
        </text:list-item>
        <text:list-item>
          <text:p text:style-name="P89">Interpretation of use-oriented protocol information </text:p>
        </text:list-item>
        <text:list-item>
          <text:p text:style-name="P89">Tips and tricks for logging and offline analysis </text:p>
        </text:list-item>
        <text:list-item>
          <text:p text:style-name="P45">Sending of Ethernet frames, IP packets and TCP/UDP packets </text:p>
        </text:list-item>
      </text:list>
      <text:p text:style-name="Text_20_body">4 | Modeling and Simulation in CANoe.Ethernet | 3.0 h</text:p>
      <text:list xml:id="list2860228881945054887" text:style-name="L41">
        <text:list-item>
          <text:p text:style-name="P90">Configuration of network nodes for Ethernet and IP simulations </text:p>
        </text:list-item>
        <text:list-item>
          <text:p text:style-name="P90">Available Interaction Layer for CANoe </text:p>
        </text:list-item>
        <text:list-item>
          <text:p text:style-name="P46">CAPL for Ethernet, IP and TCP/UDP </text:p>
        </text:list-item>
      </text:list>
      <text:p text:style-name="P16"/>
      <text:p text:style-name="P16">Day3</text:p>
      <text:p text:style-name="P2">1 | Introduction | 0.5 h</text:p>
      <text:list xml:id="list8748742574474049136" text:style-name="L46">
        <text:list-item>
          <text:p text:style-name="P47">Overview of used protocols and their application areas </text:p>
        </text:list-item>
      </text:list>
      <text:p text:style-name="Text_20_body">2 | DoIP: Diagnostics over IP | 1.0 h</text:p>
      <text:list xml:id="list7914302329833797599" text:style-name="L47">
        <text:list-item>
          <text:p text:style-name="P91">Introduction to DoIP and its use cases </text:p>
        </text:list-item>
        <text:list-item>
          <text:p text:style-name="P48">DoIP with CANoe.Ethernet </text:p>
        </text:list-item>
      </text:list>
      <text:p text:style-name="Text_20_body">3 | AVB/TSN: Audio Video Bridging/Time Sensitive Networking | 2.5 h</text:p>
      <text:list xml:id="list575616021776432250" text:style-name="L48">
        <text:list-item>
          <text:p text:style-name="P92">Introduction to AVB/TSN and its protocol layers </text:p>
        </text:list-item>
        <text:list-item>
          <text:p text:style-name="P92">Time Aware System, Quality of Service, Transport Protocol in AVB/TSN Networks </text:p>
        </text:list-item>
        <text:list-item>
          <text:p text:style-name="P49">Measurement and analysis with CANoe </text:p>
        </text:list-item>
      </text:list>
      <text:p text:style-name="Text_20_body">4 | XCP on Ethernet: Measurement Data Collection and Calibration | 0.5 h</text:p>
      <text:list xml:id="list4004841585857958379" text:style-name="L49">
        <text:list-item>
          <text:p text:style-name="P93"><text:soft-page-break/>XCP on Ethernet compared to XCP on CAN </text:p>
        </text:list-item>
        <text:list-item>
          <text:p text:style-name="P93">Requirements and advantages of XCP on Ethernet </text:p>
        </text:list-item>
        <text:list-item>
          <text:p text:style-name="P50">Evaluation of a measurement and calibration job with CANoe </text:p>
        </text:list-item>
      </text:list>
      <text:p text:style-name="Text_20_body">5 | SOME/IP: Scalable service-Oriented middlewarE over IP | 2.0 h</text:p>
      <text:list xml:id="list6072708955078438226" text:style-name="L50">
        <text:list-item>
          <text:p text:style-name="P94">Introduction to SOME/IP and its use cases </text:p>
        </text:list-item>
        <text:list-item>
          <text:p text:style-name="P94">Measurement and analysis with CANoe </text:p>
        </text:list-item>
        <text:list-item>
          <text:p text:style-name="P51">Set up a remaining bus simulation with CANoe </text:p>
        </text:list-item>
      </text:list>
      <text:p text:style-name="P52">6 | Discussion with Experts from the Specialist Department | 0.5 h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2:15:37.535549970</meta:creation-date>
    <dc:date>2019-11-02T12:23:50.581193364</dc:date>
    <meta:editing-duration>PT8M14S</meta:editing-duration>
    <meta:editing-cycles>1</meta:editing-cycles>
    <meta:document-statistic meta:table-count="0" meta:image-count="1" meta:object-count="0" meta:page-count="7" meta:paragraph-count="203" meta:word-count="1340" meta:character-count="7846" meta:non-whitespace-character-count="6709"/>
    <meta:generator>LibreOffice/5.1.6.2$Linux_X86_64 LibreOffice_project/10m0$Build-2</meta:generator>
  </office:meta>
</office:document-meta>
</file>